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text-properties fo:color="#0000cc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Normal">
      <style:paragraph-properties fo:margin-left="0cm" fo:margin-right="0cm" fo:text-indent="0cm" style:auto-text-indent="false"/>
    </style:style>
    <style:style style:name="P21" style:family="paragraph" style:parent-style-name="Heading_20_2">
      <style:text-properties officeooo:rsid="00374565" officeooo:paragraph-rsid="0018e8e1"/>
    </style:style>
    <style:style style:name="P22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3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4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25" style:family="paragraph" style:parent-style-name="Normal">
      <style:text-properties style:font-name="Calibri Light" fo:font-size="13pt" fo:font-weight="bold" officeooo:paragraph-rsid="001face0" style:font-name-asian="Times New Roman" style:font-size-asian="13pt" style:font-weight-asian="bold" style:font-name-complex="Calibri Light" style:font-size-complex="13pt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4f6ec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/></text:p>
      <text:p text:style-name="P4">Proposal Pack</text:p>
      <text:list text:style-name="L1">
        <text:list-item>
          <text:p text:style-name="P22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direct award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1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4"><text:a xlink:type="simple" xlink:href="#_Toc111720021" office:target-frame-name="_top" xlink:show="replace" text:style-name="Internet_20_link" text:visited-style-name="Visited_20_Internet_20_Link"><text:span text:style-name="Hyperlink">Background</text:span><text:tab/>3</text:a></text:p>
          <text:p text:style-name="P14"><text:a xlink:type="simple" xlink:href="#_Toc111720022" office:target-frame-name="_top" xlink:show="replace" text:style-name="Internet_20_link" text:visited-style-name="Visited_20_Internet_20_Link"><text:span text:style-name="Hyperlink">Objective</text:span><text:tab/>3</text:a></text:p>
          <text:p text:style-name="P14"><text:a xlink:type="simple" xlink:href="#_Toc111720023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4"><text:a xlink:type="simple" xlink:href="#_Toc111720024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3"><text:a xlink:type="simple" xlink:href="#_Toc111720025" office:target-frame-name="_top" xlink:show="replace" text:style-name="Internet_20_link" text:visited-style-name="Visited_20_Internet_20_Link"><text:span text:style-name="Hyperlink">The requirements</text:span><text:tab/>4</text:a></text:p>
          <text:p text:style-name="P13"><text:a xlink:type="simple" xlink:href="#_Toc111720026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3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3"><text:a xlink:type="simple" xlink:href="#_Toc111720028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2"/>
      <text:h text:style-name="Heading_20_1" text:outline-level="1"><text:bookmark-start text:name="_Toc96581752"/><text:bookmark-start text:name="_Toc96088662"/><text:bookmark-start text:name="_Toc92688238"/></text:h>
      <text:p text:style-name="P11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111720020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6">«Insert_Requirements_Background_Step_13_Box_1»</text:p>
      <text:p text:style-name="P6">«Insert_Requirements_Social_Value_Objectives_Step_13_Box_2»</text:p>
      <text:p text:style-name="P15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6">«Insert_Problem_Statement_Step_14_Box_1»</text:p>
      <text:p text:style-name="Normal"/>
      <text:p text:style-name="P16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0"> period.</text:span></text:span></text:p>
      <text:p text:style-name="P6">«Project_Duration_Count_Step_17 Conditional»</text:p>
      <text:p text:style-name="P6">«Contract_Extension_Period_Step_17 Conditional»</text:p>
      <text:p text:style-name="Normal"/>
      <text:p text:style-name="P16">Budget</text:p>
      <text:p text:style-name="P6">«Project_Budget_Max_Step_24 <text:span text:style-name="T12">C</text:span>onditional».</text:p>
      <text:p text:style-name="P6">«Project_Budget_Min_Step_24 <text:span text:style-name="T12">C</text:span>onditional».</text:p>
      <text:p text:style-name="Normal"/>
      <text:p text:style-name="P16">The Service:</text:p>
      <text:p text:style-name="P6">«Project_New_Expanded_Replacement_Service_No_Step_20»</text:p>
      <text:p text:style-name="P25">Incumbent supplier:</text:p>
      <text:p text:style-name="P6">«Conditional content, based on Binary Y/N» If 'Y' then: «Project_Incumbent_Yes_No_Supplier_Name_Step_21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6">«Insert_Work_Done_Step_15_Box_1»<text:bookmark-start text:name="_Toc96581757"/><text:bookmark-start text:name="_Toc96088667"/><text:bookmark-start text:name="_Toc111560108"/><text:bookmark-start text:name="_Toc111565612"/></text:p>
      <text:p text:style-name="P6"/>
      <text:h text:style-name="Heading_20_2" text:outline-level="2"><text:bookmark-start text:name="_Toc111570282"/><text:bookmark-start text:name="_Toc111634076"/><text:bookmark-start text:name="_Toc111648145"/><text:bookmark-start text:name="_Toc111720024"/>Market engagement to date<text:bookmark-end text:name="_Toc111570282"/><text:bookmark-end text:name="_Toc111634076"/><text:bookmark-end text:name="_Toc111648145"/><text:bookmark-end text:name="_Toc111720024"/><text:bookmark-end text:name="_Toc96581757"/><text:bookmark-end text:name="_Toc96088667"/><text:bookmark-end text:name="_Toc111560108"/><text:bookmark-end text:name="_Toc111565612"/></text:h>
      <text:p text:style-name="P6">«Insert_Prev_Market_Engage_Step_19_Box_1»</text:p>
      <text:p text:style-name="Normal"/>
      <text:p text:style-name="P11"/>
      <text:p text:style-name="Normal"/>
      <text:h text:style-name="Heading_20_1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<text:bookmark-start text:name="_Toc111720025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text:bookmark-end text:name="_Toc111720025"/><text:line-break/><text:bookmark-end text:name="_Toc96581759"/><text:bookmark-end text:name="_Toc111560110"/><text:bookmark-end text:name="_Toc111565614"/></text:h>
      <text:p text:style-name="P20"><text:span text:style-name="Default_20_Paragraph_20_Font"><text:span text:style-name="T7">«Insert_Requirements_Sub_Group_Step_25_Box_2#n»</text:span></text:span></text:p>
      <text:p text:style-name="P20"><text:span text:style-name="Default_20_Paragraph_20_Font"><text:span text:style-name="T7">«Insert_Requirements_Description_Step_25_Box_3#n»</text:span></text:span></text:p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1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7">#</text:p>
          </table:table-cell>
          <table:table-cell table:style-name="SLA_5f_PERFORMACE.A1" office:value-type="string">
            <text:p text:style-name="P18">Service Area</text:p>
          </table:table-cell>
          <table:table-cell table:style-name="SLA_5f_PERFORMACE.A1" office:value-type="string">
            <text:p text:style-name="P18">KPI/SLA description</text:p>
          </table:table-cell>
          <table:table-cell table:style-name="SLA_5f_PERFORMACE.A1" office:value-type="string">
            <text:p text:style-name="P17">Target</text:p>
            <text:p text:style-name="P17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6">«SLA_Area_Desription_step_23_#n»</text:p>
          </table:table-cell>
          <table:table-cell table:style-name="SLA_5f_PERFORMACE.A1" office:value-type="string">
            <text:p text:style-name="P19"><text:span text:style-name="Default_20_Paragraph_20_Font"><text:span text:style-name="T7">«SLA_Target_step_23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8">Term / Acronym</text:p>
          </table:table-cell>
          <table:table-cell table:style-name="GLOSSARY.A1" office:value-type="string">
            <text:p text:style-name="P18">Description</text:p>
          </table:table-cell>
        </table:table-row>
        <table:table-row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  <text:h text:style-name="P21" text:outline-level="2"><text:span text:style-name="T14">The </text:span><text:span text:style-name="T13">O</text:span>rganisation <text:span text:style-name="T14">using the products or services being procured</text:span></text:h>
      <text:p text:style-name="P9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3-01-17T09:03:51.719204217</dc:date>
    <meta:editing-cycles>12</meta:editing-cycles>
    <meta:editing-duration>PT5M24S</meta:editing-duration>
    <meta:document-statistic meta:table-count="2" meta:image-count="0" meta:object-count="0" meta:page-count="7" meta:paragraph-count="70" meta:word-count="252" meta:character-count="2200" meta:non-whitespace-character-count="2013"/>
    <meta:template xlink:type="simple" xlink:actuate="onRequest" xlink:title="" xlink:href="Normal"/>
  </office:meta>
</office:document-meta>
</file>